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Anaphraseus.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language-asian="zxx" style:country-asian="none" style:language-complex="zxx" style:country-complex="none" text:display="true"/>
    </style:style>
    <style:style style:name="P2" style:family="paragraph" style:parent-style-name="Standard">
      <style:paragraph-properties fo:text-align="justify" style:justify-single-word="false"/>
      <style:text-properties fo:language="en" fo:country="US" style:language-asian="zxx" style:country-asian="none" style:language-complex="zxx" style:country-complex="none" text:display="true"/>
    </style:style>
    <style:style style:name="P3" style:family="paragraph" style:parent-style-name="Standard">
      <style:text-properties fo:language="en" fo:country="US" style:language-asian="zxx" style:country-asian="none" style:language-complex="zxx" style:country-complex="none" text:display="true"/>
    </style:style>
    <style:style style:name="P4" style:family="paragraph" style:parent-style-name="Standard">
      <style:paragraph-properties fo:text-align="justify" style:justify-single-word="false"/>
      <style:text-properties fo:language="en" fo:country="US" style:language-asian="zxx" style:country-asian="none" style:language-complex="zxx" style:country-complex="none" text:display="true"/>
    </style:style>
    <style:style style:name="P5" style:family="paragraph" style:parent-style-name="Standard">
      <style:paragraph-properties fo:text-align="justify" style:justify-single-word="false"/>
      <style:text-properties fo:language="en" fo:country="US" officeooo:paragraph-rsid="00125093" style:language-asian="zxx" style:country-asian="none" style:language-complex="zxx" style:country-complex="none" text:display="true"/>
    </style:style>
    <style:style style:name="P6" style:family="paragraph" style:parent-style-name="Standard">
      <style:paragraph-properties fo:text-align="justify" style:justify-single-word="false"/>
      <style:text-properties fo:language="en" fo:country="US" officeooo:rsid="00125093" officeooo:paragraph-rsid="00125093" style:language-asian="zxx" style:country-asian="none" style:language-complex="zxx" style:country-complex="none" text:display="true"/>
    </style:style>
    <style:style style:name="P7" style:family="paragraph">
      <style:paragraph-properties fo:text-align="center"/>
    </style:style>
    <style:style style:name="T1" style:family="text">
      <style:text-properties officeooo:rsid="00125093"/>
    </style: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ButtonUninstall" form:control-implementation="ooo:com.sun.star.form.component.CommandButton" xml:id="control1" form:id="control1" form:label="Uninstall Anaphraseus" office:target-fram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keydown" xlink:href="vnd.sun.star.script:LibAnaphrase.Install.RemoveAnaphraseus?language=Basic&amp;location=application" xlink:type="simple"/>
              <script:event-listener script:language="ooo:script" script:event-name="dom:mouseup" xlink:href="vnd.sun.star.script:LibAnaphrase.Install.RemoveAnaphraseus?language=Basic&amp;location=application" xlink:type="simple"/>
            </office:event-listeners>
          </form:button>
          <form:button form:name="PushButtonRmMenus" form:control-implementation="ooo:com.sun.star.form.component.CommandButton" xml:id="control2" form:id="control2" form:label="Remove Menus and Toolbar" office:target-fram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keydown" xlink:href="vnd.sun.star.script:Standard.Anaphraseus.Uninstall?language=Basic&amp;location=document" xlink:type="simple"/>
              <script:event-listener script:language="ooo:script" script:event-name="dom:mouseup" xlink:href="vnd.sun.star.script:Standard.Anaphraseus.Uninstall?language=Basic&amp;location=document" xlink:type="simple"/>
            </office:event-listeners>
          </form:button>
          <form:button form:name="PushButtonInstall" form:control-implementation="ooo:com.sun.star.form.component.CommandButton" xml:id="control3" form:id="control3" form:label="Create Anaphreseus' menus and toolbar" office:target-fram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keydown" xlink:href="vnd.sun.star.script:LibAnaphrase.Install.InstallAnaphraseus?language=Basic&amp;location=application" xlink:type="simple"/>
              <script:event-listener script:language="ooo:script" script:event-name="dom:mouseup" xlink:href="vnd.sun.star.script:LibAnaphrase.Install.InstallAnaphraseus?language=Basic&amp;location=application" xlink:type="simple"/>
            </office:event-listeners>
          </form:button>
          <form:button form:name="PushButtonInst" form:control-implementation="ooo:com.sun.star.form.component.CommandButton" xml:id="control4" form:id="control4" form:label="Install addon"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Anaphraseus.OpenPackageManager?language=Basic&amp;location=document" xlink:type="simple"/>
              <script:event-listener script:language="ooo:script" script:event-name="dom:mouseup" xlink:href="vnd.sun.star.script:Standard.Anaphraseus.OpenPackageManager?language=Basic&amp;location=document" xlink:type="simple"/>
            </office:event-listeners>
          </form:button>
          <form:button form:name="PushButtonRefresh" form:control-implementation="ooo:com.sun.star.form.component.CommandButton" xml:id="control5" form:id="control5" form:label="Refresh Menus and Toolbars" office:target-frame="" form:delay-for-repeat="PT0.50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keydown" xlink:href="vnd.sun.star.script:LibAnaphrase.Toolbars.RefreshToolbar?language=Basic&amp;location=application" xlink:type="simple"/>
              <script:event-listener script:language="ooo:script" script:event-name="dom:mouseup" xlink:href="vnd.sun.star.script:LibAnaphrase.Toolbars.RefreshToolbar?language=Basic&amp;location=application"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2"/>
      <text:p text:style-name="P2">Anaphraseus is an OpenOffice.org 2 macro set, designed to help in translator's work. The original idea and the interface of this tool were taken from Wordfast (http://www.wordfast.net/). Many thanks to Wordfast developers for that.</text:p>
      <text:p text:style-name="P2">You need at least the medium macro security level in order to work with the macros of this document. You can adjust the security level in “Tools” → “Options”→ “Security” → “Macro Security...” → “Security Level”. Then click the “Enable Macros” button while loading this document.</text:p>
      <text:p text:style-name="P2"/>
      <text:p text:style-name="P2">INSTALLATION</text:p>
      <text:p text:style-name="P2"/>
      <text:p text:style-name="P2">Install Anaphraseus*.oxt as an OpenOffice.Org extension (by using “Tools” → “Extension Manager” → “Add...”) or press the button below and select “Add...”.</text:p>
      <text:p text:style-name="P2"/>
      <text:p text:style-name="P2"><draw:control text:anchor-type="as-char" draw:z-index="3" draw:style-name="gr1" draw:text-style-name="P7" svg:width="2.7559in" svg:height="0.4713in" draw:control="control4"/></text:p>
      <text:p text:style-name="P2"/>
      <text:p text:style-name="P2">To create the menu and the toolbar use the button below or use corresponding Anaphraseus' menu item instead.</text:p>
      <text:p text:style-name="P1"/>
      <text:p text:style-name="P1"><draw:control text:anchor-type="as-char" draw:z-index="2" draw:style-name="gr1" draw:text-style-name="P7" svg:width="2.7559in" svg:height="0.5571in" draw:control="control3"/></text:p>
      <text:p text:style-name="P1"/>
      <text:p text:style-name="P2">Restart OpenOffice.Org for changes to take effect.</text:p>
      <text:p text:style-name="P2">Anaphraseus menu and toolbar should be created. If it's not the case, close all OpenOffice.org instances (including Quick Start). Then open this document again and use the following button, or the corresponding Anaphraseus menu.</text:p>
      <text:p text:style-name="P1"/>
      <text:p text:style-name="P1"><draw:control text:anchor-type="as-char" svg:y="-0.1457in" draw:z-index="4" draw:style-name="gr2" draw:text-style-name="P7" svg:width="2.7559in" svg:height="0.5276in" draw:control="control5"/></text:p>
      <text:p text:style-name="P1"/>
      <text:p text:style-name="P1">USAGE </text:p>
      <text:p text:style-name="P2"/>
      <text:p text:style-name="P2">To translate a document with Anaphraseus do the following:</text:p>
      <text:p text:style-name="P2">1. Open the document you want to translate.</text:p>
      <text:p text:style-name="P2">2. Click the “Start Session” button to activate keyboard shortcuts for this document. Of course, you can also use the toolbar buttons or the menu commands in your work. If the keyboard shortcuts are not activated, close the session with the “Finish session” button and reopen it.</text:p>
      <text:p text:style-name="P2">3. Select a translation memory file by using the “Setup” button/command, or by pressing Alt+F9. Currently supported TM formats are Wordfast TM and UTF-16 TMX.</text:p>
      <text:p text:style-name="P2">4. Use “Translate”, “Translate Selected” and “End Translation” on Anaphraseus toolbar/menu to translate segments.</text:p>
      <text:p text:style-name="P2"/>
      <text:p text:style-name="P2">Notes:</text:p>
      <text:p text:style-name="P2">The configuration file anaphraseus.ini is auto-created in the user directory: </text:p>
      <text:p text:style-name="P2">"C:\Documents and Settings\[username]\Application Data\OpenOffice.org\3\user\anaphraseus" for Windows, "/home/[username]/.openoffice.org\3\user\anaphraseus" for Linux (the path may slightly vary for OpenOffice version 2).</text:p>
      <text:p text:style-name="P2">Large glossary files may slow down the translation process.</text:p>
      <text:p text:style-name="P2"><text:soft-page-break/>The Unicode UTF-16 codepage is currently supported for TMs and glossaries.</text:p>
      <text:p text:style-name="P1"/>
      <text:p text:style-name="P1">UNINSTALL</text:p>
      <text:p text:style-name="P1"/>
      <text:p text:style-name="P2">Anaphraseus can be uninstalled as follows:</text:p>
      <text:p text:style-name="P2">1. Anaphraseus Menu → “Uninstall”.</text:p>
      <text:p text:style-name="P2"/>
      <text:p text:style-name="P2">2. Or by pressing this button:</text:p>
      <text:p text:style-name="P1"/>
      <text:p text:style-name="P1"><draw:control text:anchor-type="as-char" draw:z-index="0" draw:style-name="gr1" draw:text-style-name="P7" svg:width="2.7559in" svg:height="0.5012in" draw:control="control1"/></text:p>
      <text:p text:style-name="P1"/>
      <text:p text:style-name="P2">Use the button below if you have uninstalled Anaphraseus but the menu and/or the toolbar were not removed:</text:p>
      <text:p text:style-name="P1"/>
      <text:p text:style-name="P1"><draw:control text:anchor-type="as-char" draw:z-index="1" draw:style-name="gr1" draw:text-style-name="P7" svg:width="2.7559in" svg:height="0.5169in" draw:control="control2"/></text:p>
      <text:p text:style-name="P1"/>
      <text:p text:style-name="P1"/>
      <text:p text:style-name="P6">WHAT TO DO IF IT ACTING WEIRD IN LIBREOFFICE</text:p>
      <text:p text:style-name="P6"/>
      <text:p text:style-name="P6">Please make sure hidden text is turned on. (Tools → Options → LibreOffice Writer → Formatting Aids: all 'hidden text' entries have to be checked on)</text:p>
      <text:p text:style-name="P5"/>
      <text:p text:style-name="P5"/>
      <text:p text:style-name="P1">Best regards</text:p>
      <text:p text:style-name="P1">Anaphraseus Team</text:p>
      <text:p text:style-name="P1"/>
      <text:p text:style-name="P1">for Anaphraseus version 2.0<text:span text:style-name="T1">8</text:span> (<text:span text:style-name="T1">1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412653d852ce75f65fbfa83fb7e7b669a126d64</meta:generator>
    <meta:initial-creator>Ole Yansen</meta:initial-creator>
    <meta:creation-date>2009-08-13T16:28:45</meta:creation-date>
    <dc:date>2020-01-10T19:31:02.546617018</dc:date>
    <meta:editing-cycles>139</meta:editing-cycles>
    <meta:editing-duration>PT6H31M33S</meta:editing-duration>
    <meta:document-statistic meta:table-count="0" meta:image-count="0" meta:object-count="0" meta:page-count="2" meta:paragraph-count="34" meta:word-count="396" meta:character-count="2644" meta:non-whitespace-character-count="2275"/>
    <meta:user-defined meta:name="Поле 1"/>
    <meta:user-defined meta:name="Поле 2"/>
    <meta:user-defined meta:name="Поле 3"/>
    <meta:user-defined meta:name="Поле 4"/>
  </office:meta>
</office:document-meta>
</file>

<file path=Basic/Standard/Anaphraseus.xml><?xml version="1.0" encoding="utf-8"?>
<!DOCTYPE module  PUBLIC '-//OpenOffice.org//DTD OfficeDocument 1.0//EN'  'module.dtd'>
<script:module xmlns:script="http://openoffice.org/2000/script" script:name="Anaphraseus" script:language="StarBasic">REM  *****  BASIC  *****

Dim  aCURL()  as String

const sMenuBar = "private:resource/menubar/menubar"
const sMyPopupMenuCmdId = "vnd.openoffice.org:AnaphraseusMenu"

const sToolbar = "private:resource/toolbar/custom_anaphraseus"
const sInstToolbar = "private:resource/toolbar/addon_anaphraseus.addon"
const sName = "Anaphraseus"
const ModuleName = "com.sun.star.text.TextDocument"

Sub SetArrays(Optional FoldMenus as boolean)
' Shared commands
ReDim aCURL(15)
aCURL(0) = "vnd.sun.star.script:LibAnaphrase.TRBegin.Translate?language=Basic&amp;location=application"
aCURL(1) = "vnd.sun.star.script:LibAnaphrase.TMSelected.GetSelected?language=Basic&amp;location=application"
aCURL(2) = "vnd.sun.star.script:LibAnaphrase.OFeatures.InsertSource?language=Basic&amp;location=application"
aCURL(3) = "vnd.sun.star.script:LibAnaphrase.Segments.ShrinkSegment?language=Basic&amp;location=application"
aCURL(4) = "vnd.sun.star.script:LibAnaphrase.Segments.ExpandSegment?language=Basic&amp;location=application"
aCURL(5) = "vnd.sun.star.script:LibAnaphrase.TREnd.HideTranslation?language=Basic&amp;location=application"
aCURL(6) = "vnd.sun.star.script:LibAnaphrase.OFuzzy.PrevMatch?language=Basic&amp;location=application"
aCURL(7) = "vnd.sun.star.script:LibAnaphrase.OFuzzy.NextMatch?language=Basic&amp;location=application"
aCURL(8) = "vnd.sun.star.script:LibAnaphrase.Terms.AddGlossTerm?language=Basic&amp;location=application"
aCURL(9) = "vnd.sun.star.script:LibAnaphrase.Terms.PrevTerm?language=Basic&amp;location=application"
aCURL(10) = "vnd.sun.star.script:LibAnaphrase.Terms.NextTerm?language=Basic&amp;location=application"
aCURL(11) = "vnd.sun.star.script:LibAnaphrase.Terms.PasteTerm?language=Basic&amp;location=application"
aCURL(12) = "vnd.sun.star.script:LibAnaphrase.CleanUP.CleanText?language=Basic&amp;location=application"
aCURL(13) = "vnd.sun.star.script:LibAnaphrase.CleanUP.RestoreSource?language=Basic&amp;location=application"
aCURL(14) = "vnd.sun.star.script:LibAnaphrase.OFSetup.RunSetupDlg?language=Basic&amp;location=application"
aCURL(15) = "vnd.sun.star.script:LibAnaphrase.Toolbars.OpenMenu?language=Basic&amp;location=application"
End sub

'-------------------------------------
Sub OpenPackageManager
Dim oListener As Object
Dim oServiceManager, oPackagemanager
  oServiceManager = GetProcessServiceManager()
  oPackagemanager = oServiceManager.CreateInstance("com.sun.star.deployment.ui.PackageManagerDialog")
  oPackagemanager.startExecuteModal(oListener) 
End Sub

Sub Uninstall
On Error Goto Error_Label
UnBindEvents()
RmMenus()
RemoveMacroHandler()
Error_Label:
 On Error Goto 0
end Sub

Sub RmMenus()
Dim oDocCfgMgr
oDocCfgMgr = CreateCfgManager( ModuleName )
DelToolbar(oDocCfgMgr)
if ubound(aCURL)&lt;0 then  SetArrays()
DelMenu(oDocCfgMgr)
DelGraphic(oDocCfgMgr, aCURL, com.sun.star.ui.ImageType.SIZE_DEFAULT)
DelGraphic(oDocCfgMgr, aCURL, com.sun.star.ui.ImageType.SIZE_LARGE)
oDocCfgMgr.store
End Sub

Function CreateCfgManager(sName as string)
CreateCfgManager = createUnoService("com.sun.star.ui.ModuleUIConfigurationManagerSupplier").getUIConfigurationManager(sName)
End Function

Sub DelToolbar(oDocCfgMgr as Any)
Dim oToolbarSettings
    oToolbarSettings = oDocCfgMgr.createSettings()
     
'Set the settings for our new custom toolbar. (replace/insert)
    if ( oDocCfgMgr.hasSettings( sToolbar )) then
         oDocCfgMgr.removeSettings( sToolbar, oToolbarSettings )
    endif
End Sub

Sub DelGraphic(oDocCfgMgr as Any, sCommandURL() as String, Optional Size as integer)
Dim i%, oIm, oProv
Dim mProps(0) as New com.sun.star.beans.PropertyValue
if isMissing(Size) then Size = com.sun.star.ui.ImageType.SIZE_DEFAULT

    oIm = oDocCfgMgr.ImageManager()
    oProv = CreateUNOService("com.sun.star.graphic.GraphicProvider")

  for i=0 to ubound(sCommandURL)
    if oIm.hasImage( Size, sCommandURL(i) ) then
        oIm.removeImages( Size, Array(sCommandURL(i)) )
    endif
  next i
  oIm.store()
End Sub

Sub DelMenu( oModuleCfgMgr as Any )
Dim oMenuBarSettings
    oMenuBarSettings = oModuleCfgMgr.getSettings( sMenuBar, true )
    if MenuExists(oMenuBarSettings) then
        oModuleCfgMgr.removeSettings( sMenuBar, oMenuBarSettings )
        oModuleCfgMgr.store
    endif
End Sub


Function MenuExists(oMenuBarSettings as Any) as boolean
MenuExists = (MenuIndex(oMenuBarSettings)&lt;&gt;-1 )
End Function

Function MenuIndex(oMenuBarSettings as Any) as integer
Dim PopupMenuIndex as integer
Dim nCount%, nPopupMenuCount%, i%, j%
Dim oPopupMenu
    PopupMenuIndex = -1
    nCount = oMenuBarSettings.getCount()
    for i = 0 to nCount-1
        oPopupMenu() = oMenuBarSettings.getByIndex( i )
        nPopupMenuCount = ubound(oPopupMenu())
        for j = 0 to nPopupMenuCount
            if oPopupMenu(j).Name = "CommandURL" then
                if oPopupMenu(j).Value = sMyPopupMenuCmdId then
                    PopupMenuIndex = i
                    MenuIndex = PopupMenuIndex
                    Exit Function
                end if
            endif
        next j
    next i
MenuIndex = PopupMenuIndex
End Function

Sub UnBindEvents()
Dim oConfigAccess
   oConfigAccess = GetConfigAccess( "/org.openoffice.Office.Events/ApplicationEvents/Bindings", True )
   if oConfigAccess.hasByName("OnPrepareUnload") then
     oConfigAccess.removeByName("OnPrepareUnload")
     oConfigAccess.commitChanges()
   endif
End Sub

Sub RemoveMacroHandler
Dim olib
oLib = GlobalScope.BasicLibraries.getByName("Standard")
if oLib.hasByName("Anaphraseus") then
  oLib.removeByName("Anaphraseus")
Endif
End Sub

Function GetConfigAccess( ByVal cNodePath As String, ByVal bWriteAccess As Boolean, Optional bEnableSync, Optional bLazyWrite ) As Object
Dim oConfigProvider As Object
Dim oConfigAccess As Object
Dim cServiceName As String

   If IsMissing( bEnableSync ) Then
      bEnableSync = True
   EndIf
   If IsMissing( bLazyWrite ) Then
      bLazyWrite = False
   EndIf

   If bWriteAccess  And  bEnableSync Then
      oConfigProvider = GetProcessServiceManager().createInstanceWithArguments(_
                     "com.sun.star.configuration.ConfigurationProvider",_
                     Array( MakePropertyValue( "enableasync", bEnableSync ) ) )
   Else
      oConfigProvider = createUnoService( "com.sun.star.configuration.ConfigurationProvider"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Function MakePropertyValue( Optional cName As String, Optional uValue ) As com.sun.star.beans.PropertyValue
Dim oPropertyValue As Object
   oPropertyValue = createUnoStruct( "com.sun.star.beans.PropertyValue" )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naphraseu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